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100000283BFA7A50E50AFDE6D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arianne" svg:font-family="Marianne" style:font-adornments="Normal" style:font-family-generic="modern" style:font-pitch="variable"/>
    <style:font-face style:name="Marianne bold" svg:font-family="'Marianne bold'"/>
    <style:font-face style:name="Marianne regular" svg:font-family="'Marianne regular'"/>
    <style:font-face style:name="Marianne1" svg:font-family="Marianne" style:font-adornments="Bold" style:font-family-generic="modern" style:font-pitch="variable"/>
    <style:font-face style:name="Marianne2" svg:font-family="Marianne" style:font-family-generic="modern" style:font-pitch="variable"/>
    <style:font-face style:name="Marianne3" svg:font-family="Marianne" style:font-adornments="Gras" style:font-family-generic="moder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3" style:family="table" style:master-page-name="Standard">
      <style:table-properties style:width="17.607cm" fo:margin-left="0cm" fo:margin-top="0cm" fo:margin-bottom="0cm" style:page-number="auto" table:align="left" style:writing-mode="lr-tb"/>
    </style:style>
    <style:style style:name="Tableau3.A" style:family="table-column">
      <style:table-column-properties style:column-width="17.607cm"/>
    </style:style>
    <style:style style:name="Tableau3.1" style:family="table-row">
      <style:table-row-properties style:min-row-height="0.852cm" fo:keep-together="auto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7.607cm" table:align="margins"/>
    </style:style>
    <style:style style:name="Tableau4.A" style:family="table-column">
      <style:table-column-properties style:column-width="4.498cm" style:rel-column-width="16741*"/>
    </style:style>
    <style:style style:name="Tableau4.B" style:family="table-column">
      <style:table-column-properties style:column-width="13.109cm" style:rel-column-width="48794*"/>
    </style:style>
    <style:style style:name="Tableau4.A1" style:family="table-cell">
      <style:table-cell-properties fo:padding="0.097cm" fo:border="none"/>
    </style:style>
    <style:style style:name="Tableau4" style:family="table">
      <style:table-properties style:width="17.607cm" table:align="margins"/>
    </style:style>
    <style:style style:name="Tableau4.A" style:family="table-column">
      <style:table-column-properties style:column-width="4.498cm" style:rel-column-width="16741*"/>
    </style:style>
    <style:style style:name="Tableau4.B" style:family="table-column">
      <style:table-column-properties style:column-width="13.109cm" style:rel-column-width="48794*"/>
    </style:style>
    <style:style style:name="Tableau4.A1" style:family="table-cell">
      <style:table-cell-properties fo:padding="0.097cm" fo:border="none"/>
    </style:style>
    <style:style style:name="P1" style:family="paragraph" style:parent-style-name="Service_20_Info_20_Header">
      <style:text-properties style:font-name="Arial" fo:font-size="12pt" fo:language="fr" fo:country="FR" officeooo:rsid="001fa910" officeooo:paragraph-rsid="001fa910" style:font-size-asian="12pt" style:font-size-complex="12pt"/>
    </style:style>
    <style:style style:name="P2" style:family="paragraph" style:parent-style-name="Text_20_body">
      <style:text-properties style:font-name="Marianne2" fo:font-size="10pt" officeooo:rsid="0049bef9" officeooo:paragraph-rsid="0049bef9" style:font-size-asian="10pt" style:font-size-complex="10pt"/>
    </style:style>
    <style:style style:name="P3" style:family="paragraph" style:parent-style-name="Text_20_body">
      <style:paragraph-properties fo:margin-top="0cm" fo:margin-bottom="0.146cm" style:contextual-spacing="false" fo:line-height="100%" fo:text-align="justify" style:justify-single-word="false" style:shadow="none"/>
      <style:text-properties style:font-name="Marianne2" fo:font-size="10pt" officeooo:paragraph-rsid="004faa87" style:font-size-asian="10pt" style:font-size-complex="10pt"/>
    </style:style>
    <style:style style:name="P4" style:family="paragraph" style:parent-style-name="Text_20_body">
      <style:paragraph-properties fo:line-height="100%" style:shadow="none"/>
      <style:text-properties style:font-name="Marianne2" fo:font-size="10pt" officeooo:rsid="005b2707" officeooo:paragraph-rsid="004faa87" style:font-size-asian="10pt" style:font-size-complex="10pt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00%" fo:text-align="center" style:justify-single-word="false" fo:text-indent="9.999cm" style:auto-text-indent="false" style:page-number="auto" fo:background-color="transparent" style:shadow="none"/>
      <style:text-properties style:font-name="Marianne2" fo:font-size="10pt" fo:language="fr" fo:country="FR" officeooo:rsid="004ce506" officeooo:paragraph-rsid="004ce506" style:font-size-asian="10pt" style:font-size-complex="10pt"/>
    </style:style>
    <style:style style:name="P6" style:family="paragraph" style:parent-style-name="Text_20_body">
      <style:paragraph-properties fo:margin-left="0.741cm" fo:margin-right="0cm" fo:line-height="100%" fo:text-align="justify" style:justify-single-word="false" fo:text-indent="0cm" style:auto-text-indent="false" style:shadow="none"/>
      <style:text-properties style:font-name="Marianne2" fo:font-size="10pt" fo:font-style="italic" fo:font-weight="bold" officeooo:rsid="0058d9eb" officeooo:paragraph-rsid="004faa87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ext_20_body">
      <style:paragraph-properties fo:line-height="100%" fo:text-align="justify" style:justify-single-word="false" style:shadow="none"/>
      <style:text-properties style:font-name="Marianne2" fo:font-size="10pt" fo:font-weight="normal" officeooo:rsid="010a29dd" officeooo:paragraph-rsid="004faa87" fo:background-color="#ff0000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.046cm" style:contextual-spacing="false" fo:line-height="100%" fo:text-align="justify" style:justify-single-word="false" style:shadow="none"/>
      <style:text-properties style:font-name="Marianne2" fo:font-size="10pt" fo:font-style="normal" officeooo:rsid="005b2707" officeooo:paragraph-rsid="004faa87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margin-top="0cm" fo:margin-bottom="0.046cm" style:contextual-spacing="false" fo:padding="0cm" fo:border="none"/>
      <style:text-properties style:font-name="Marianne2" fo:font-size="10pt" fo:font-style="normal" officeooo:paragraph-rsid="004faa87" style:font-size-asian="10pt" style:font-style-asian="normal" style:font-size-complex="10pt" style:font-style-complex="normal"/>
    </style:style>
    <style:style style:name="P10" style:family="paragraph" style:parent-style-name="Pied_20_de_20_Page">
      <style:text-properties style:text-position="4% 100%" officeooo:paragraph-rsid="001fa910"/>
    </style:style>
    <style:style style:name="P11" style:family="paragraph" style:parent-style-name="Standard">
      <style:text-properties officeooo:paragraph-rsid="001fa910"/>
    </style:style>
    <style:style style:name="P12" style:family="paragraph" style:parent-style-name="Table_20_Contents">
      <style:paragraph-properties fo:text-align="center" style:justify-single-word="false"/>
      <style:text-properties style:font-name="Marianne regular" fo:font-size="8pt" officeooo:paragraph-rsid="001fa910" style:font-size-asian="8pt" style:font-size-complex="8pt"/>
    </style:style>
    <style:style style:name="P13" style:family="paragraph" style:parent-style-name="Table_20_Contents">
      <style:paragraph-properties fo:text-align="justify" style:justify-single-word="false"/>
      <style:text-properties style:font-name="Marianne regular" fo:font-size="8pt" officeooo:rsid="002d9a82" officeooo:paragraph-rsid="001fa910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Marianne1" fo:font-size="7pt" officeooo:rsid="00280d51" officeooo:paragraph-rsid="001fa910" fo:background-color="transparent" style:font-size-asian="7pt" style:font-size-complex="7pt"/>
    </style:style>
    <style:style style:name="P15" style:family="paragraph" style:parent-style-name="Text_20_body">
      <style:paragraph-properties fo:text-align="justify" style:justify-single-word="false"/>
      <style:text-properties style:font-name="Marianne1" fo:font-size="10pt" officeooo:paragraph-rsid="0049bef9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  <style:text-properties officeooo:paragraph-rsid="001985f5"/>
    </style:style>
    <style:style style:name="P17" style:family="paragraph" style:parent-style-name="Date_20_2" style:master-page-name="First_20_Page">
      <style:paragraph-properties style:page-number="auto"/>
      <style:text-properties style:font-name="Marianne1" fo:font-size="10pt" fo:font-weight="normal" officeooo:paragraph-rsid="0053c483" style:font-size-asian="10pt" style:font-weight-asian="normal" style:font-size-complex="10pt" style:font-weight-complex="normal"/>
    </style:style>
    <style:style style:name="P18" style:family="paragraph" style:parent-style-name="Footer">
      <style:text-properties officeooo:paragraph-rsid="0061ff70"/>
    </style:style>
    <style:style style:name="P19" style:family="paragraph" style:parent-style-name="Header_20_right">
      <style:text-properties style:font-name="Marianne2" fo:font-size="12pt" fo:language="fr" fo:country="FR" officeooo:rsid="00338890" officeooo:paragraph-rsid="0053c483" style:font-size-asian="12pt" style:font-size-complex="12pt"/>
    </style:style>
    <style:style style:name="P20" style:family="paragraph" style:parent-style-name="Header_20_right">
      <style:text-properties style:font-name="Marianne2" fo:font-size="12pt" fo:language="fr" fo:country="FR" officeooo:rsid="00338890" officeooo:paragraph-rsid="0060f290" style:font-size-asian="12pt" style:font-size-complex="12pt"/>
    </style:style>
    <style:style style:name="P21" style:family="paragraph" style:parent-style-name="Header_20_right">
      <style:text-properties style:font-name="Marianne2" fo:font-size="12pt" fo:language="fr" fo:country="FR" officeooo:rsid="00338890" officeooo:paragraph-rsid="00662a9a" style:font-size-asian="12pt" style:font-size-complex="12pt"/>
    </style:style>
    <style:style style:name="P22" style:family="paragraph" style:parent-style-name="Header_20_right">
      <style:text-properties style:font-name="Marianne2" fo:font-size="12pt" fo:language="fr" fo:country="FR" officeooo:rsid="00338890" officeooo:paragraph-rsid="0067b17a" style:font-size-asian="12pt" style:font-size-complex="12pt"/>
    </style:style>
    <style:style style:name="P23" style:family="paragraph" style:parent-style-name="Pied_20_de_20_Page">
      <style:text-properties style:text-position="4% 100%" officeooo:paragraph-rsid="001fa910"/>
    </style:style>
    <style:style style:name="P24" style:family="paragraph" style:parent-style-name="Service_20_Info_20_Header">
      <style:text-properties style:font-name="Arial" fo:font-size="12pt" fo:language="fr" fo:country="FR" officeooo:rsid="001fa910" officeooo:paragraph-rsid="001fa910" style:font-size-asian="12pt" style:font-size-complex="12pt"/>
    </style:style>
    <style:style style:name="P25" style:family="paragraph" style:parent-style-name="Service_20_Info_20_Header">
      <style:text-properties style:font-name="Marianne2" fo:font-size="12pt" fo:language="fr" fo:country="FR" officeooo:rsid="001fa910" officeooo:paragraph-rsid="0053c483" style:font-size-asian="12pt" style:font-size-complex="12pt"/>
    </style:style>
    <style:style style:name="P26" style:family="paragraph" style:parent-style-name="Standard">
      <style:text-properties officeooo:paragraph-rsid="001fa910"/>
    </style:style>
    <style:style style:name="P27" style:family="paragraph" style:parent-style-name="Standard">
      <style:paragraph-properties fo:text-align="end" style:justify-single-word="false"/>
      <style:text-properties style:font-name="Marianne2" fo:font-size="12pt" fo:language="fr" fo:country="FR" officeooo:rsid="001fa910" officeooo:paragraph-rsid="0060f290" style:font-size-asian="12pt" style:font-size-complex="12pt"/>
    </style:style>
    <style:style style:name="P28" style:family="paragraph" style:parent-style-name="Standard">
      <style:paragraph-properties fo:text-align="end" style:justify-single-word="false"/>
      <style:text-properties style:font-name="Marianne2" fo:font-size="12pt" fo:language="fr" fo:country="FR" officeooo:rsid="001fa910" officeooo:paragraph-rsid="00662a9a" style:font-size-asian="12pt" style:font-size-complex="12pt"/>
    </style:style>
    <style:style style:name="P29" style:family="paragraph" style:parent-style-name="Standard">
      <style:paragraph-properties fo:text-align="end" style:justify-single-word="false"/>
      <style:text-properties style:font-name="Marianne2" fo:font-size="12pt" fo:language="fr" fo:country="FR" officeooo:rsid="001fa910" officeooo:paragraph-rsid="0067b17a" style:font-size-asian="12pt" style:font-size-complex="12pt"/>
    </style:style>
    <style:style style:name="P30" style:family="paragraph" style:parent-style-name="Standard">
      <style:paragraph-properties fo:text-align="end" style:justify-single-word="false"/>
      <style:text-properties style:font-name="Marianne2" fo:font-size="9pt" fo:language="fr" fo:country="FR" officeooo:rsid="002d54ac" officeooo:paragraph-rsid="00662a9a" style:font-size-asian="9pt" style:font-size-complex="9pt"/>
    </style:style>
    <style:style style:name="P31" style:family="paragraph" style:parent-style-name="Standard">
      <style:text-properties officeooo:paragraph-rsid="0061ff70"/>
    </style:style>
    <style:style style:name="P32" style:family="paragraph" style:parent-style-name="Standard">
      <style:text-properties officeooo:paragraph-rsid="006a5d36"/>
    </style:style>
    <style:style style:name="P33" style:family="paragraph" style:parent-style-name="Table_20_Contents">
      <style:paragraph-properties fo:text-align="justify" style:justify-single-word="false"/>
      <style:text-properties style:font-name="Marianne regular" fo:font-size="8pt" officeooo:rsid="002d9a82" officeooo:paragraph-rsid="001fa910" style:font-size-asian="8pt" style:font-size-complex="8pt"/>
    </style:style>
    <style:style style:name="P34" style:family="paragraph" style:parent-style-name="Table_20_Contents">
      <style:paragraph-properties fo:text-align="justify" style:justify-single-word="false"/>
      <style:text-properties style:font-name="Marianne regular" fo:font-size="8pt" officeooo:rsid="002d9a82" officeooo:paragraph-rsid="0061ff70" style:font-size-asian="8pt" style:font-size-complex="8pt"/>
    </style:style>
    <style:style style:name="P35" style:family="paragraph" style:parent-style-name="Table_20_Contents">
      <style:paragraph-properties fo:text-align="justify" style:justify-single-word="false"/>
      <style:text-properties style:font-name="Marianne regular" fo:font-size="8pt" officeooo:rsid="002d9a82" officeooo:paragraph-rsid="006a5d36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Marianne regular" fo:font-size="8pt" officeooo:paragraph-rsid="001fa910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Marianne regular" fo:font-size="8pt" officeooo:paragraph-rsid="0061ff70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Marianne regular" fo:font-size="8pt" officeooo:paragraph-rsid="006a5d36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style:font-name="Marianne1" fo:font-size="7pt" officeooo:rsid="00280d51" officeooo:paragraph-rsid="001fa910" fo:background-color="transparent" style:font-size-asian="7pt" style:font-size-complex="7pt"/>
    </style:style>
    <style:style style:name="P40" style:family="paragraph" style:parent-style-name="Table_20_Contents">
      <style:paragraph-properties fo:text-align="end" style:justify-single-word="false"/>
      <style:text-properties style:font-name="Marianne1" fo:font-size="7pt" officeooo:rsid="00280d51" officeooo:paragraph-rsid="0061ff70" fo:background-color="transparent" style:font-size-asian="7pt" style:font-size-complex="7pt"/>
    </style:style>
    <style:style style:name="P41" style:family="paragraph" style:parent-style-name="Table_20_Contents">
      <style:paragraph-properties fo:text-align="end" style:justify-single-word="false"/>
      <style:text-properties style:font-name="Marianne1" fo:font-size="7pt" officeooo:rsid="00280d51" officeooo:paragraph-rsid="006a5d36" fo:background-color="transparent" style:font-size-asian="7pt" style:font-size-complex="7pt"/>
    </style:style>
    <style:style style:name="P42" style:family="paragraph" style:parent-style-name="Table_20_Contents">
      <style:paragraph-properties fo:text-align="justify" style:justify-single-word="false"/>
      <style:text-properties style:font-name="Marianne2" fo:font-size="9pt" officeooo:rsid="002d54ac" officeooo:paragraph-rsid="0053c483" style:font-size-asian="9pt" style:font-size-complex="9pt"/>
    </style:style>
    <style:style style:name="P43" style:family="paragraph" style:parent-style-name="Table_20_Contents">
      <style:paragraph-properties fo:text-align="justify" style:justify-single-word="false"/>
      <style:text-properties style:font-name="Marianne2" fo:font-size="9pt" officeooo:rsid="002d54ac" officeooo:paragraph-rsid="0058c207" style:font-size-asian="9pt" style:font-size-complex="9pt"/>
    </style:style>
    <style:style style:name="P44" style:family="paragraph" style:parent-style-name="Table_20_Contents">
      <style:paragraph-properties fo:text-align="justify" style:justify-single-word="false"/>
      <style:text-properties style:font-name="Marianne2" fo:font-size="9pt" officeooo:rsid="002d54ac" officeooo:paragraph-rsid="0060f290" style:font-size-asian="9pt" style:font-size-complex="9pt"/>
    </style:style>
    <style:style style:name="P45" style:family="paragraph" style:parent-style-name="Table_20_Contents">
      <style:paragraph-properties fo:text-align="justify" style:justify-single-word="false"/>
      <style:text-properties style:font-name="Marianne2" fo:font-size="9pt" officeooo:rsid="002d54ac" officeooo:paragraph-rsid="00662a9a" style:font-size-asian="9pt" style:font-size-complex="9pt"/>
    </style:style>
    <style:style style:name="P46" style:family="paragraph" style:parent-style-name="Table_20_Contents">
      <style:paragraph-properties fo:text-align="justify" style:justify-single-word="false"/>
      <style:text-properties style:font-name="Marianne2" fo:font-size="9pt" officeooo:rsid="002d54ac" officeooo:paragraph-rsid="0067b17a" style:font-size-asian="9pt" style:font-size-complex="9pt"/>
    </style:style>
    <style:style style:name="P47" style:family="paragraph" style:parent-style-name="Table_20_Contents">
      <style:paragraph-properties fo:text-align="justify" style:justify-single-word="false"/>
      <style:text-properties style:font-name="Marianne2" fo:font-size="9pt" fo:language="fr" fo:country="FR" officeooo:rsid="002d54ac" officeooo:paragraph-rsid="0060f290" style:font-size-asian="9pt" style:font-size-complex="9pt"/>
    </style:style>
    <style:style style:name="P48" style:family="paragraph" style:parent-style-name="Table_20_Contents">
      <style:paragraph-properties fo:text-align="justify" style:justify-single-word="false"/>
      <style:text-properties style:font-name="Marianne2" fo:font-size="9pt" fo:language="fr" fo:country="FR" officeooo:rsid="002d54ac" officeooo:paragraph-rsid="00662a9a" style:font-size-asian="9pt" style:font-size-complex="9pt"/>
    </style:style>
    <style:style style:name="P49" style:family="paragraph" style:parent-style-name="Table_20_Contents">
      <style:paragraph-properties fo:text-align="justify" style:justify-single-word="false"/>
      <style:text-properties style:font-name="Marianne2" fo:font-size="9pt" fo:language="fr" fo:country="FR" officeooo:rsid="002d54ac" officeooo:paragraph-rsid="0067b17a" style:font-size-asian="9pt" style:font-size-complex="9pt"/>
    </style:style>
    <style:style style:name="P50" style:family="paragraph" style:parent-style-name="Table_20_Contents">
      <style:paragraph-properties fo:text-align="justify" style:justify-single-word="false"/>
      <style:text-properties fo:language="fr" fo:country="FR" officeooo:paragraph-rsid="0053c483"/>
    </style:style>
    <style:style style:name="P51" style:family="paragraph" style:parent-style-name="Text_20_body" style:list-style-name="L1">
      <style:paragraph-properties fo:margin-top="0cm" fo:margin-bottom="0.046cm" style:contextual-spacing="false" fo:padding="0cm" fo:border="none"/>
      <style:text-properties style:font-name="Marianne2" fo:font-size="10pt" fo:font-style="normal" officeooo:paragraph-rsid="004faa87" style:font-size-asian="10pt" style:font-style-asian="normal" style:font-size-complex="10pt" style:font-style-complex="normal"/>
    </style:style>
    <style:style style:name="P52" style:family="paragraph" style:parent-style-name="Text_20_body" style:list-style-name="L2">
      <style:paragraph-properties fo:margin-top="0cm" fo:margin-bottom="0.046cm" style:contextual-spacing="false" fo:text-align="justify" style:justify-single-word="false" fo:padding="0cm" fo:border="none"/>
      <style:text-properties style:font-name="Marianne2" fo:font-size="10pt" fo:font-style="normal" officeooo:rsid="005699da" officeooo:paragraph-rsid="004faa87" style:font-size-asian="10pt" style:font-style-asian="normal" style:font-size-complex="10pt" style:font-style-complex="normal"/>
    </style:style>
    <style:style style:name="P53" style:family="paragraph" style:parent-style-name="Text_20_body">
      <style:text-properties style:font-name="Marianne2" fo:font-size="10pt" officeooo:rsid="0049bef9" officeooo:paragraph-rsid="004faa87" style:font-size-asian="10pt" style:font-size-complex="10pt"/>
    </style:style>
    <style:style style:name="T1" style:family="text">
      <style:text-properties fo:font-weight="bold" officeooo:rsid="00338890" style:font-weight-asian="bold" style:font-weight-complex="bold"/>
    </style:style>
    <style:style style:name="T2" style:family="text">
      <style:text-properties fo:color="#231f20" loext:opacity="100%" fo:language="fr" fo:country="FR" officeooo:rsid="004e6266"/>
    </style:style>
    <style:style style:name="T3" style:family="text">
      <style:text-properties fo:color="#231f20" loext:opacity="100%" style:font-name="Marianne1" fo:font-size="10pt" fo:language="fr" fo:country="FR" fo:font-weight="normal" officeooo:rsid="004e6266" style:font-size-asian="10pt" style:font-weight-asian="normal" style:font-size-complex="10pt" style:font-weight-complex="normal"/>
    </style:style>
    <style:style style:name="T4" style:family="text">
      <style:text-properties style:font-name="Marianne2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Marianne2" fo:font-size="10pt" fo:font-style="italic" officeooo:rsid="005972eb" style:font-size-asian="10pt" style:font-style-asian="italic" style:font-size-complex="10pt" style:font-style-complex="italic"/>
    </style:style>
    <style:style style:name="T6" style:family="text">
      <style:text-properties style:font-name="Marianne2" fo:font-size="9pt" officeooo:rsid="002d54ac" style:font-size-asian="9pt" style:font-size-complex="9pt"/>
    </style:style>
    <style:style style:name="T7" style:family="text">
      <style:text-properties officeooo:rsid="00fe0efb"/>
    </style:style>
    <style:style style:name="T8" style:family="text">
      <style:text-properties fo:font-weight="normal" officeooo:rsid="00a8ca4d" style:font-weight-asian="normal" style:font-weight-complex="normal"/>
    </style:style>
    <style:style style:name="T9" style:family="text">
      <style:text-properties fo:font-weight="normal" officeooo:rsid="010a29dd" style:font-weight-asian="normal" style:font-weight-complex="normal"/>
    </style:style>
    <style:style style:name="T10" style:family="text">
      <style:text-properties fo:font-weight="normal" officeooo:rsid="026b728e" style:font-weight-asian="normal" style:font-weight-complex="normal"/>
    </style:style>
    <style:style style:name="T11" style:family="text">
      <style:text-properties fo:font-weight="normal" officeooo:rsid="026ce836" style:font-weight-asian="normal" style:font-weight-complex="normal"/>
    </style:style>
    <style:style style:name="T12" style:family="text">
      <style:text-properties fo:font-weight="normal" officeooo:rsid="00981dbc" style:font-weight-asian="normal" style:font-weight-complex="normal"/>
    </style:style>
    <style:style style:name="T13" style:family="text">
      <style:text-properties officeooo:rsid="00a8ca4d"/>
    </style:style>
    <style:style style:name="T14" style:family="text">
      <style:text-properties officeooo:rsid="0058d9eb"/>
    </style:style>
    <style:style style:name="T15" style:family="text">
      <style:text-properties officeooo:rsid="0054f7ad"/>
    </style:style>
    <style:style style:name="T16" style:family="text">
      <style:text-properties officeooo:rsid="01011607"/>
    </style:style>
    <style:style style:name="T17" style:family="text">
      <style:text-properties officeooo:rsid="009577bf"/>
    </style:style>
    <style:style style:name="T18" style:family="text">
      <style:text-properties fo:font-variant="normal" fo:text-transform="none" fo:letter-spacing="normal" fo:font-style="normal"/>
    </style:style>
    <style:style style:name="T19" style:family="text">
      <style:text-properties fo:font-variant="normal" fo:text-transform="none" fo:letter-spacing="normal" fo:font-style="normal" fo:background-color="transparent" loext:char-shading-value="0"/>
    </style:style>
    <style:style style:name="T20" style:family="text">
      <style:text-properties fo:font-variant="normal" fo:text-transform="none" fo:letter-spacing="normal" fo:font-style="italic" officeooo:rsid="010a29dd" fo:background-color="#ffff00" loext:char-shading-value="0" style:font-style-asian="italic" style:font-style-complex="italic"/>
    </style:style>
    <style:style style:name="T21" style:family="text">
      <style:text-properties officeooo:rsid="010a29dd" fo:background-color="#ff4000" loext:char-shading-value="0"/>
    </style:style>
    <style:style style:name="T22" style:family="text">
      <style:text-properties officeooo:rsid="00b6a9f4"/>
    </style:style>
    <style:style style:name="T23" style:family="text">
      <style:text-properties officeooo:rsid="0074566a"/>
    </style:style>
    <style:style style:name="T24" style:family="text">
      <style:text-properties officeooo:rsid="005b2707"/>
    </style:style>
    <style:style style:name="T25" style:family="text">
      <style:text-properties fo:font-style="italic" officeooo:rsid="005b2707" fo:background-color="#ff0000" loext:char-shading-value="0" style:font-style-asian="italic" style:font-style-complex="italic"/>
    </style:style>
    <style:style style:name="T26" style:family="text">
      <style:text-properties fo:font-style="italic" officeooo:rsid="010add9c" fo:background-color="#ff0000" loext:char-shading-value="0" style:font-style-asian="italic" style:font-style-complex="italic"/>
    </style:style>
    <style:style style:name="T27" style:family="text">
      <style:text-properties style:font-name="Marianne1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Heading_20_1" text:outline-level="1">RAPPORT DE PRÉSENTATION AU CONSEIL DÉPARTEMENTAL DE L'ENVIRONNEMENT ET DES RISQUES SANITAIRES ET TECHNOLOGIQUES</text:h>
            <text:p text:style-name="Text_20_body"/>
            <table:table table:name="Tableau4" table:style-name="Tableau4">
              <table:table-column table:style-name="Tableau4.A"/>
              <table:table-column table:style-name="Tableau4.B"/>
              <table:table-row table:style-name="TableLine2492334648768">
                <table:table-cell table:style-name="Tableau4.A1" office:value-type="string">
                  <text:p text:style-name="Table_20_Contents">SÉANCE DU :</text:p>
                </table:table-cell>
                <table:table-cell table:style-name="Tableau4.A1" office:value-type="string">
                  <text:p text:style-name="Table_20_Contents">Date du dernier jeudi du mois en cours lors de la création du rapport</text:p>
                </table:table-cell>
              </table:table-row>
              <table:table-row table:style-name="TableLine2492334653392">
                <table:table-cell table:style-name="Tableau4.A1" office:value-type="string">
                  <text:p text:style-name="Table_20_Contents">OBJET :</text:p>
                </table:table-cell>
                <table:table-cell table:style-name="Tableau4.A1" office:value-type="string">
                  <text:p text:style-name="Table_20_Contents"><text:span text:style-name="T7">p</text:span>rojet d’arrêté d’autorisation portant sur<text:span text:style-name="T9"> l’aménagement/création/</text:span><text:span text:style-name="T8"> … contournement ouest de Montpellier</text:span></text:p>
                  <text:p text:style-name="Table_20_Contents">Commune<text:span text:style-name="T13"> </text:span>de <text:span text:style-name="T13">Montpellier</text:span></text:p>
                  <text:p text:style-name="Table_20_Contents">N°GunEnv : <text:s/><text:span text:style-name="T14">n° </text:span><text:span text:style-name="T10">AIOT- </text:span><text:span text:style-name="T11">01 </text:span><text:span text:style-name="T8">0004 46649</text:span><text:span text:style-name="T11"> </text:span><text:span text:style-name="T12">(téléprocédure)</text:span></text:p>
                </table:table-cell>
              </table:table-row>
              <table:table-row table:style-name="TableLine2492334653664">
                <table:table-cell table:style-name="Tableau4.A1" office:value-type="string">
                  <text:p text:style-name="Table_20_Contents">MAITRE D'OUVRAGE :</text:p>
                </table:table-cell>
                <table:table-cell table:style-name="Tableau4.A1" office:value-type="string">
                  <text:p text:style-name="Table_20_Contents">Autoroutes du sud de la France</text:p>
                </table:table-cell>
              </table:table-row>
              <table:table-row table:style-name="TableLine2492334656656">
                <table:table-cell table:style-name="Tableau4.A1" office:value-type="string">
                  <text:p text:style-name="Table_20_Contents">RAPPORTEUR : </text:p>
                </table:table-cell>
                <table:table-cell table:style-name="Tableau4.A1" office:value-type="string">
                  <text:p text:style-name="Table_20_Contents">Monsieur le <text:span text:style-name="T15">d</text:span>irecteur départemental des territoires et de la mer (DDTM 34)</text:p>
                </table:table-cell>
              </table:table-row>
            </table:table>
            <text:h text:style-name="Heading_20_2" text:outline-level="2">Présentation du projet</text:h>
            <text:p text:style-name="Standard"><text:span text:style-name="T18">Le dossier présenté par</text:span><text:span text:style-name="T19"> </text:span><office:annotation office:name="__Annotation__8286_382987637" loext:resolved="false"><dc:creator>Author1</dc:creator><dc:date>0000-00-00T00:00:00</dc:date><text:p>Colonne D « AIOT » du tableau général</text:p></office:annotation><text:span text:style-name="T19">Autoroutes du Sud de la France (ASF)</text:span><office:annotation-end office:name="__Annotation__8286_382987637"/><text:span text:style-name="T18"> concerne le projet </text:span><text:span text:style-name="T20">idem que dans « objet » ci-dessus</text:span><text:span text:style-name="T18"> </text:span><office:annotation office:name="__Annotation__6028_382987637" loext:resolved="false"><dc:creator>Author1</dc:creator><dc:date>0000-00-00T00:00:00</dc:date><text:p>Colonne E « Procédure » du tableau général</text:p></office:annotation><text:span text:style-name="T19">Contournement Ouest de Montpellier</text:span><office:annotation-end office:name="__Annotation__6028_382987637"/><text:span text:style-name="T18">, </text:span><text:span text:style-name="T21">déscription succinte (1 ligne)</text:span></text:p>
            <text:h text:style-name="Heading_20_3" text:outline-level="3">Contexte général <text:span text:style-name="T22">et historique</text:span></text:h>
            <text:p text:style-name="P7">Description du projet</text:p>
            <text:h text:style-name="Heading_20_3" text:outline-level="3">Localisation du projet <text:span text:style-name="T23">et situation actuelle</text:span></text:h>
            <text:p text:style-name="P3"><text:span text:style-name="T24">Le projet traverse les communes </text:span><text:span text:style-name="T25">de </text:span><text:span text:style-name="T26">description de l’implantation du projet ou des communes traversées.</text:span></text:p>
            <text:p text:style-name="P4"/>
            <text:h text:style-name="Heading_20_3" text:outline-level="3"><text:span text:style-name="T4">Présentation des aménagements </text:span><text:span text:style-name="T5">et objectifs</text:span></text:h>
            <text:p text:style-name="P8">Le projet vise à :</text:p>
            <text:list xml:id="list1843782843" text:style-name="L1">
              <text:list-item>
                <text:p text:style-name="P51"/>
              </text:list-item>
            </text:list>
            <text:p text:style-name="P9">Les travaux consistent en :</text:p>
            <text:list xml:id="list2775126763" text:style-name="L2">
              <text:list-item>
                <text:p text:style-name="P52"/>
              </text:list-item>
            </text:list>
            <text:p text:style-name="P6">Description <text:span text:style-name="T16">de la </text:span><text:span text:style-name="T17">phase de</text:span> travaux</text:p>
            <text:p text:style-name="P2"/>
            <text:p text:style-name="P2"/>
            <text:p text:style-name="P2"/>
            <text:p text:style-name="P2"/>
            <text:p text:style-name="P15"/>
            <text:p text:style-name="P15"/>
            <text:p text:style-name="P15"/>
            <text:p text:style-name="P15"><text:soft-page-break/></text:p>
            <text:p text:style-name="P15"/>
            <text:p text:style-name="P15"/>
            <text:p text:style-name="P15"/>
            <text:p text:style-name="P15"/>
            <text:p text:style-name="P5">Chantal MAUCHET</text:p>
            <text:p text:style-name="P15"/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arianne" svg:font-family="Marianne" style:font-adornments="Normal" style:font-family-generic="modern" style:font-pitch="variable"/>
    <style:font-face style:name="Marianne bold" svg:font-family="'Marianne bold'"/>
    <style:font-face style:name="Marianne regular" svg:font-family="'Marianne regular'"/>
    <style:font-face style:name="Marianne1" svg:font-family="Marianne" style:font-adornments="Bold" style:font-family-generic="modern" style:font-pitch="variable"/>
    <style:font-face style:name="Marianne2" svg:font-family="Marianne" style:font-family-generic="modern" style:font-pitch="variable"/>
    <style:font-face style:name="Marianne3" svg:font-family="Marianne" style:font-adornments="Gras" style:font-family-generic="moder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5cm" fo:margin-bottom="0.25cm" style:contextual-spacing="false" fo:line-height="120%"/>
      <style:text-properties style:font-name="Marianne" fo:font-family="Marianne" style:font-style-name="Normal" style:font-family-generic="modern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arianne3" fo:font-family="Marianne" style:font-style-name="Gras" style:font-family-generic="modern" style:font-pitch="variable" fo:font-size="12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Service_20_Info_20_Header" style:display-name="Service Info Header" style:family="paragraph" style:parent-style-name="Header" style:default-outline-level="">
      <style:paragraph-properties fo:margin-top="0cm" fo:margin-bottom="0cm" style:contextual-spacing="false" fo:line-height="100%" fo:text-align="end" style:justify-single-word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Sous-titre1" style:family="paragraph" style:parent-style-name="Standard" style:default-outline-level="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Sous-titre_20_2" style:display-name="Sous-titre 2" style:family="paragraph" style:parent-style-name="Sous-titre1" style:default-outline-level="">
      <style:text-properties fo:font-weight="normal" style:font-weight-asian="normal" style:font-weight-complex="normal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text-align="end" style:justify-single-word="false"/>
      <style:text-properties fo:color="#231f20" loext:opacity="100%" fo:font-size="8pt" fo:language="fr" fo:country="FR" style:font-size-asian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Pied_20_de_20_Page" style:display-name="Pied de Page" style:family="paragraph" style:parent-style-name="Standard" style:default-outline-level="">
      <style:paragraph-properties fo:line-height="0.284cm"/>
      <style:text-properties fo:color="#939598" loext:opacity="100%" fo:font-size="7pt" fo:language="fr" fo:country="FR" style:font-size-asian="7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.25cm" style:contextual-spacing="true" fo:text-align="center" style:justify-single-word="false" style:page-number="auto" fo:keep-with-next="auto" text:number-lines="false" text:line-number="0"/>
      <style:text-properties style:font-name="Marianne" fo:font-family="Marianne" style:font-style-name="Normal" style:font-family-generic="modern" style:font-pitch="variable"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Marianne3" fo:font-family="Marianne" style:font-style-name="Gras" style:font-family-generic="modern" style:font-pitch="variable"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247cm" fo:margin-bottom="0.212cm" style:contextual-spacing="false" fo:text-indent="0cm" style:auto-text-indent="false"/>
      <style:text-properties fo:font-size="11pt" fo:font-style="italic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." style:num-suffix=".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9P0" style:volatile="true">
      <number:number number:decimal-places="0" number:min-decimal-places="0" number:min-integer-digits="0" number:grouping="true"/>
    </number:number-style>
    <number:date-style style:name="N109">
      <number:month/>
      <number:text>²</number:text>
      <style:map style:condition="value()&gt;=0" style:apply-style-name="N109P0"/>
    </number:date-style>
    <number:percentage-style style:name="N110">
      <number:number number:decimal-places="1" number:min-decimal-places="1" number:min-integer-digits="1"/>
      <number:text>%</number:text>
    </number:percentage-style>
    <number:number-style style:name="N111">
      <number:number number:decimal-places="6" number:min-decimal-places="6" number:min-integer-digits="1"/>
    </number:number-style>
    <number:percentage-style style:name="N112">
      <number:number number:decimal-places="2" number:min-decimal-places="2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/>
    </number:number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scientific-number number:decimal-places="4" number:min-decimal-places="4" number:min-integer-digits="0" number:min-exponent-digits="2" number:exponent-interval="1" number:forced-exponent-sign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0" number:min-decimal-places="0" number:min-integer-digits="4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10P0" style:volatile="true" number:language="fr" number:country="FR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11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110P0"/>
    </number:currency-style>
    <number:number-style style:name="N10111" number:language="fr" number:country="FR">
      <number:number number:decimal-places="3" number:min-decimal-places="3" number:min-integer-digits="1"/>
    </number:number-style>
    <number:date-style style:name="N20121" number:language="en" number:country="US">
      <number:month number:style="long" number:textual="true"/>
      <number:text> </number:text>
      <number:year number:style="long"/>
    </number:date-style>
    <number:date-style style:name="N20122" number:language="en" number:country="US">
      <number:day number:style="long"/>
      <number:text>/</number:text>
      <number:month number:style="long"/>
      <number:text>/</number:text>
      <number:year/>
    </number:date-style>
  </office:styles>
  <office:automatic-styles>
    <style:style style:name="Tableau16" style:family="table">
      <style:table-properties style:width="17.607cm" fo:margin-left="0cm" table:align="left"/>
    </style:style>
    <style:style style:name="Tableau16.A" style:family="table-column">
      <style:table-column-properties style:column-width="7.288cm"/>
    </style:style>
    <style:style style:name="Tableau16.B" style:family="table-column">
      <style:table-column-properties style:column-width="2.91cm"/>
    </style:style>
    <style:style style:name="Tableau16.C" style:family="table-column">
      <style:table-column-properties style:column-width="7.408cm"/>
    </style:style>
    <style:style style:name="Tableau16.A1" style:family="table-cell">
      <style:table-cell-properties fo:padding="0.097cm" fo:border="none"/>
    </style:style>
    <style:style style:name="Tableau8" style:family="table">
      <style:table-properties style:width="17.607cm" fo:margin-left="0cm" table:align="left"/>
    </style:style>
    <style:style style:name="Tableau8.A" style:family="table-column">
      <style:table-column-properties style:column-width="7.288cm"/>
    </style:style>
    <style:style style:name="Tableau8.B" style:family="table-column">
      <style:table-column-properties style:column-width="2.91cm"/>
    </style:style>
    <style:style style:name="Tableau8.C" style:family="table-column">
      <style:table-column-properties style:column-width="7.408cm"/>
    </style:style>
    <style:style style:name="Tableau8.A1" style:family="table-cell">
      <style:table-cell-properties fo:padding="0.097cm" fo:border="none"/>
    </style:style>
    <style:style style:name="MP1" style:family="paragraph" style:parent-style-name="Standard">
      <style:text-properties officeooo:paragraph-rsid="006a5d36"/>
    </style:style>
    <style:style style:name="MP2" style:family="paragraph" style:parent-style-name="Header_20_right">
      <style:text-properties style:font-name="Marianne2" fo:font-size="12pt" fo:language="fr" fo:country="FR" officeooo:rsid="00338890" officeooo:paragraph-rsid="0060f290" style:font-size-asian="12pt" style:font-size-complex="12pt"/>
    </style:style>
    <style:style style:name="MP3" style:family="paragraph" style:parent-style-name="Table_20_Contents">
      <style:paragraph-properties fo:text-align="justify" style:justify-single-word="false"/>
      <style:text-properties style:font-name="Marianne2" fo:font-size="9pt" officeooo:rsid="002d54ac" officeooo:paragraph-rsid="0060f290" style:font-size-asian="9pt" style:font-size-complex="9pt"/>
    </style:style>
    <style:style style:name="MP4" style:family="paragraph" style:parent-style-name="Table_20_Contents">
      <style:paragraph-properties fo:text-align="justify" style:justify-single-word="false"/>
      <style:text-properties style:font-name="Marianne2" fo:font-size="9pt" fo:language="fr" fo:country="FR" officeooo:rsid="002d54ac" officeooo:paragraph-rsid="0060f290" style:font-size-asian="9pt" style:font-size-complex="9pt"/>
    </style:style>
    <style:style style:name="MP5" style:family="paragraph" style:parent-style-name="Standard">
      <style:text-properties officeooo:paragraph-rsid="0061ff70"/>
    </style:style>
    <style:style style:name="MP6" style:family="paragraph" style:parent-style-name="Table_20_Contents">
      <style:paragraph-properties fo:text-align="justify" style:justify-single-word="false"/>
      <style:text-properties style:font-name="Marianne regular" fo:font-size="8pt" officeooo:rsid="002d9a82" officeooo:paragraph-rsid="006a5d36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Marianne regular" fo:font-size="8pt" officeooo:paragraph-rsid="006a5d36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style:font-name="Marianne1" fo:font-size="7pt" officeooo:rsid="00280d51" officeooo:paragraph-rsid="006a5d36" fo:background-color="transparent" style:font-size-asian="7pt" style:font-size-complex="7pt"/>
    </style:style>
    <style:style style:name="MP9" style:family="paragraph" style:parent-style-name="Table_20_Contents">
      <style:paragraph-properties fo:text-align="justify" style:justify-single-word="false"/>
      <style:text-properties style:font-name="Marianne regular" fo:font-size="8pt" officeooo:rsid="002d9a82" officeooo:paragraph-rsid="0061ff70" style:font-size-asian="8pt" style:font-size-complex="8pt"/>
    </style:style>
    <style:style style:name="MP10" style:family="paragraph" style:parent-style-name="Table_20_Contents">
      <style:paragraph-properties fo:text-align="center" style:justify-single-word="false"/>
      <style:text-properties style:font-name="Marianne regular" fo:font-size="8pt" officeooo:paragraph-rsid="0061ff70" style:font-size-asian="8pt" style:font-size-complex="8pt"/>
    </style:style>
    <style:style style:name="MP11" style:family="paragraph" style:parent-style-name="Table_20_Contents">
      <style:paragraph-properties fo:text-align="end" style:justify-single-word="false"/>
      <style:text-properties style:font-name="Marianne1" fo:font-size="7pt" officeooo:rsid="00280d51" officeooo:paragraph-rsid="0061ff70" fo:background-color="transparent" style:font-size-asian="7pt" style:font-size-complex="7pt"/>
    </style:style>
    <style:style style:name="MT1" style:family="text">
      <style:text-properties style:font-name="Marianne1" fo:font-size="10pt" fo:font-weight="normal" style:font-size-asian="10pt" style:font-weight-asian="normal" style:font-size-complex="10pt" style:font-weight-complex="normal"/>
    </style:style>
    <style:style style:name="MT2" style:family="text">
      <style:text-properties fo:color="#231f20" loext:opacity="100%" style:font-name="Marianne1" fo:font-size="10pt" fo:language="fr" fo:country="FR" fo:font-weight="normal" officeooo:rsid="004e6266" style:font-size-asian="10pt" style:font-weight-asian="normal" style:font-size-complex="10pt" style:font-weight-complex="normal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3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cm" fo:margin-left="0cm" fo:margin-right="0cm" fo:margin-top="0.33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16" table:style-name="Tableau16">
          <table:table-column table:style-name="Tableau16.A"/>
          <table:table-column table:style-name="Tableau16.B"/>
          <table:table-column table:style-name="Tableau16.C"/>
          <table:table-row table:style-name="TableLine2491678262896">
            <table:table-cell table:style-name="Tableau16.A1" office:value-type="string">
              <text:p text:style-name="MP6"/>
            </table:table-cell>
            <table:table-cell table:style-name="Tableau16.A1" office:value-type="string">
              <text:p text:style-name="MP7"/>
              <text:p text:style-name="MP7"><text:page-number text:select-page="current">2</text:page-number>/<text:page-count>2</text:page-count></text:p>
            </table:table-cell>
            <table:table-cell table:style-name="Tableau16.A1" office:value-type="string">
              <text:p text:style-name="MP8">DDTM 34</text:p>
              <text:p text:style-name="MP8">Bât. Ozone, 181 place Ernest Granier</text:p>
              <text:p text:style-name="MP8">CS60556</text:p>
              <text:p text:style-name="MP8">34064 MONTPELLIER Cedex 2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Service_20_Info_20_Header"><draw:frame draw:style-name="Mfr1" draw:name="Image6" text:anchor-type="char" svg:x="-0.159cm" svg:y="-0.265cm" svg:width="4.001cm" svg:height="3.281cm" draw:z-index="0"><draw:image xlink:href="Pictures/100000000000031100000283BFA7A50E50AFDE6D.jpg" xlink:type="simple" xlink:show="embed" xlink:actuate="onLoad" draw:mime-type="image/jpeg"/></draw:frame>Direction départementale des territoires et de la mer</text:p>
        <text:p text:style-name="Service_20_Info_20_Header">Service eau risques et nature</text:p>
        <text:p text:style-name="MP2"/>
        <text:p text:style-name="MP3"/>
        <text:p text:style-name="MP3"/>
        <text:p text:style-name="MP3">Affaire suivie par : SERN<text:tab/><text:tab/><text:tab/><text:tab/><text:tab/><text:tab/><text:tab/><text:tab/><text:tab/><text:tab/><text:span text:style-name="MT1">Montpellier, le </text:span><text:span text:style-name="MT2"><text:date style:data-style-name="N76" text:date-value="2025-12-22T17:01:18.579000290">22 décembre 2025</text:date></text:span></text:p>
        <text:p text:style-name="MP3">Téléphone : 04 34 46 62 00</text:p>
        <text:p text:style-name="MP4">Mél : ddtm-eau@herault.gouv.fr</text:p>
      </style:header>
      <style:foot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Line2491680093312">
            <table:table-cell table:style-name="Tableau8.A1" office:value-type="string">
              <text:p text:style-name="MP9"/>
            </table:table-cell>
            <table:table-cell table:style-name="Tableau8.A1" office:value-type="string">
              <text:p text:style-name="MP10"><text:page-number text:select-page="current">1</text:page-number>/<text:page-count>2</text:page-count></text:p>
            </table:table-cell>
            <table:table-cell table:style-name="Tableau8.A1" office:value-type="string">
              <text:p text:style-name="MP11">DDTM 34</text:p>
              <text:p text:style-name="MP11">Bât. Ozone, 181 place Ernest Granier CS60556</text:p>
              <text:p text:style-name="MP11">34064 MONTPELLIER Cedex 2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15T15:01:20.691000000</meta:creation-date>
    <meta:editing-duration>PT7H55M9S</meta:editing-duration>
    <meta:editing-cycles>31</meta:editing-cycles>
    <meta:generator>LibreOffice/7.2.7.2.M8$Windows_X86_64 LibreOffice_project/cf1bdbb7fdbe4cc2bde03370057fbbb79d316db5</meta:generator>
    <dc:date>2025-12-22T17:01:18.430000000</dc:date>
    <meta:document-statistic meta:table-count="16" meta:image-count="10" meta:object-count="0" meta:page-count="2" meta:paragraph-count="139" meta:word-count="693" meta:character-count="4204" meta:non-whitespace-character-count="3558"/>
  </office:meta>
</office:document-meta>
</file>